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4.773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ntibes_CellulesReduites_From_assembla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MMUNE_NOM</text:p>
          </table:table-cell>
          <table:table-cell office:value-type="string" calcext:value-type="string">
            <text:p>ENFANT_SEXE</text:p>
          </table:table-cell>
          <table:table-cell office:value-type="string" calcext:value-type="string">
            <text:p>NOMBRE_OCCURRENCES</text:p>
          </table:table-cell>
          <table:table-cell office:value-type="string" calcext:value-type="string">
            <text:p>ENFANT_PRENOM</text:p>
          </table:table-cell>
          <table:table-cell office:value-type="string" calcext:value-type="string">
            <text:p>ANNEE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hamed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mm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am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oin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z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ah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man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em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phaël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yan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d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li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é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ci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rah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ctori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asmin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oé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am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ca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yan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lan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iuli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l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é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phaë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ic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m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d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l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z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é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am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loé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ar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ug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hi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hamed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m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oussef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d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ci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l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n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am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ur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hamed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la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ci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smin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brie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é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tha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enti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ic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n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loé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nz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é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l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rah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briel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phaël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m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iuli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tha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l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fi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thur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youb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lye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é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am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ma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briel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lia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la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hamed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ur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phaël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ago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briel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a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phaël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oussef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a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s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éa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am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é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hamed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ic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than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oussef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ir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toin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phaë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am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brie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u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thur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yan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lyan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é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brie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u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ess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ic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d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n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hamed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ye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ran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é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than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u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ag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ounès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é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brie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yna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ya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nnah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u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rah</text:p>
          </table:table-cell>
          <table:table-cell office:value-type="float" office:value="2022" calcext:value-type="float">
            <text:p>20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3T21:46:59.764000000</dc:date>
    <meta:editing-duration>PT2H30M27S</meta:editing-duration>
    <meta:editing-cycles>1</meta:editing-cycles>
    <meta:document-statistic meta:table-count="1" meta:cell-count="665" meta:object-count="0"/>
    <meta:generator>LibreOffice/7.6.4.1$Windows_X86_64 LibreOffice_project/e19e193f88cd6c0525a17fb7a176ed8e6a3e2aa1</meta:generator>
  </office:meta>
</office:document-meta>
</file>